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estão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default-cell-style-name="Default"/>
        <table:table-column table:style-name="co3" table:number-columns-repeated="61" table:default-cell-style-name="ce5"/>
        <table:table-row table:style-name="ro1">
          <table:table-cell table:style-name="ce1" office:value-type="string" calcext:value-type="string" table:number-columns-spanned="3" table:number-rows-spanned="1">
            <text:p>Questão 1</text:p>
          </table:table-cell>
          <table:covered-table-cell table:style-name="ce13"/>
          <table:covered-table-cell table:style-name="ce18"/>
          <table:table-cell table:style-name="ce13" table:number-columns-repeated="61"/>
        </table:table-row>
        <table:table-row table:style-name="ro2">
          <table:table-cell table:style-name="ce2" table:number-columns-repeated="2"/>
          <table:table-cell/>
          <table:table-cell table:style-name="ce2" table:number-columns-repeated="61"/>
        </table:table-row>
        <table:table-row table:style-name="ro3">
          <table:table-cell table:style-name="ce9" office:value-type="string" calcext:value-type="string">
            <text:p>RA</text:p>
          </table:table-cell>
          <table:table-cell table:style-name="ce15" office:value-type="string" calcext:value-type="string">
            <text:p>Iamp (mA)</text:p>
          </table:table-cell>
          <table:table-cell table:style-name="ce9" office:value-type="string" calcext:value-type="string">
            <text:p>Índice</text:p>
          </table:table-cell>
          <table:table-cell table:style-name="ce2" table:number-columns-repeated="61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61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Questão 3" table:style-name="ta1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61" table:default-cell-style-name="ce5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Questão 3</text:p>
          </table:table-cell>
          <table:covered-table-cell table:number-columns-repeated="2" table:style-name="ce13"/>
          <table:table-cell table:style-name="ce13" table:number-columns-repeated="1021"/>
        </table:table-row>
        <table:table-row table:style-name="ro2">
          <table:table-cell table:style-name="ce2" table:number-columns-repeated="64"/>
          <table:table-cell table:number-columns-repeated="960"/>
        </table:table-row>
        <table:table-row table:style-name="ro3">
          <table:table-cell table:style-name="ce9" office:value-type="string" calcext:value-type="string">
            <text:p>RA</text:p>
          </table:table-cell>
          <table:table-cell table:style-name="ce15" office:value-type="string" calcext:value-type="string">
            <text:p>I1 (A)</text:p>
          </table:table-cell>
          <table:table-cell table:style-name="ce15" office:value-type="string" calcext:value-type="string">
            <text:p>R4 (Ω)</text:p>
          </table:table-cell>
          <table:table-cell table:style-name="ce2" table:number-columns-repeated="61"/>
          <table:table-cell table:number-columns-repeated="960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ão 4" table:style-name="ta1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61" table:default-cell-style-name="ce5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Questão 4</text:p>
          </table:table-cell>
          <table:covered-table-cell table:number-columns-repeated="2" table:style-name="ce13"/>
          <table:table-cell table:style-name="ce13" table:number-columns-repeated="1021"/>
        </table:table-row>
        <table:table-row table:style-name="ro2">
          <table:table-cell table:style-name="ce2" table:number-columns-repeated="64"/>
          <table:table-cell table:number-columns-repeated="960"/>
        </table:table-row>
        <table:table-row table:style-name="ro3">
          <table:table-cell table:style-name="ce9" office:value-type="string" calcext:value-type="string">
            <text:p>RA</text:p>
          </table:table-cell>
          <table:table-cell table:style-name="ce15" office:value-type="string" calcext:value-type="string">
            <text:p>δ</text:p>
          </table:table-cell>
          <table:table-cell table:style-name="ce15" office:value-type="string" calcext:value-type="string">
            <text:p>R3 (Ω)</text:p>
          </table:table-cell>
          <table:table-cell table:style-name="ce2" table:number-columns-repeated="61"/>
          <table:table-cell table:number-columns-repeated="960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330" calcext:value-type="float">
            <text:p>33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470" calcext:value-type="float">
            <text:p>47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560" calcext:value-type="float">
            <text:p>56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680" calcext:value-type="float">
            <text:p>68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820" calcext:value-type="float">
            <text:p>82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string" calcext:value-type="string">
            <text:p>1k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string" calcext:value-type="string">
            <text:p>1k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string" calcext:value-type="string">
            <text:p>1k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220" calcext:value-type="float">
            <text:p>22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390" calcext:value-type="float">
            <text:p>39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470" calcext:value-type="float">
            <text:p>470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ão 5" table:style-name="ta1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61" table:default-cell-style-name="ce5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Questão 5</text:p>
          </table:table-cell>
          <table:covered-table-cell table:number-columns-repeated="2" table:style-name="ce13"/>
          <table:table-cell table:style-name="ce13" table:number-columns-repeated="1021"/>
        </table:table-row>
        <table:table-row table:style-name="ro2">
          <table:table-cell table:style-name="ce2" table:number-columns-repeated="64"/>
          <table:table-cell table:number-columns-repeated="960"/>
        </table:table-row>
        <table:table-row table:style-name="ro3">
          <table:table-cell table:style-name="ce9" office:value-type="string" calcext:value-type="string">
            <text:p>RA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2" table:number-columns-repeated="61"/>
          <table:table-cell table:number-columns-repeated="960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1.05" calcext:value-type="float">
            <text:p>1,0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0.95" calcext:value-type="float">
            <text:p>0,95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0.85" calcext:value-type="float">
            <text:p>0,8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0.65" calcext:value-type="float">
            <text:p>0,65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0.55" calcext:value-type="float">
            <text:p>0,55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0.45" calcext:value-type="float">
            <text:p>0,45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0.35" calcext:value-type="float">
            <text:p>0,35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0.15" calcext:value-type="float">
            <text:p>0,15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0.05" calcext:value-type="float">
            <text:p>0,05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ão 6" table:style-name="ta1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3" table:number-columns-repeated="62" table:default-cell-style-name="ce5"/>
        <table:table-column table:style-name="co3" table:number-columns-repeated="959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Questão 6</text:p>
          </table:table-cell>
          <table:covered-table-cell table:style-name="ce13"/>
          <table:table-cell table:style-name="ce13" table:number-columns-repeated="1021"/>
        </table:table-row>
        <table:table-row table:style-name="ro2">
          <table:table-cell table:style-name="ce2" table:number-columns-repeated="64"/>
          <table:table-cell table:number-columns-repeated="959"/>
        </table:table-row>
        <table:table-row table:style-name="ro3">
          <table:table-cell table:style-name="ce9" office:value-type="string" calcext:value-type="string">
            <text:p>RA</text:p>
          </table:table-cell>
          <table:table-cell table:style-name="ce15" office:value-type="string" calcext:value-type="string">
            <text:p>Vcc</text:p>
          </table:table-cell>
          <table:table-cell table:style-name="ce2" table:number-columns-repeated="62"/>
          <table:table-cell table:number-columns-repeated="959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'Questão 1'.A3:'Questão 1'.C14" table:display-filter-buttons="true" table:orientation="column"/>
        <table:database-range table:name="__Anonymous_Sheet_DB__1" table:target-range-address="'Questão 3'.A3:'Questão 3'.C1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Questão 4'.A3:'Questão 4'.C14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Questão 5'.A3:'Questão 5'.C14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Questão 6'.A3:'Questão 6'.B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7:39:46.6046235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0-09-24T16:58:50.061726137</meta:creation-date>
    <dc:date>2020-10-17T17:44:00.893397181</dc:date>
    <dc:creator>mpt </dc:creator>
    <meta:editing-duration>PT4H59M23S</meta:editing-duration>
    <meta:editing-cycles>29</meta:editing-cycles>
    <meta:generator>LibreOffice/6.4.6.2$Linux_X86_64 LibreOffice_project/40$Build-2</meta:generator>
    <meta:document-statistic meta:table-count="5" meta:cell-count="173" meta:object-count="0"/>
  </office:meta>
</office:document-meta>
</file>